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72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79.65pt">
            <loext:p draw:notify-on-update-of-ranges="Sheet1.A2:Sheet1.A2 Sheet1.A3:Sheet1.A6 Sheet1.B2:Sheet1.B2 Sheet1.B3:Sheet1.B6 Sheet1.A2:Sheet1.A2 Sheet1.A3:Sheet1.A6 Sheet1.C2:Sheet1.C2 Sheet1.C3:Sheet1.C6 Sheet1.A2:Sheet1.A2 Sheet1.A3:Sheet1.A6 Sheet1.D2:Sheet1.D2 Sheet1.D3:Sheet1.D6 Sheet1.A2:Sheet1.A2 Sheet1.A3:Sheet1.A6 Sheet1.E2:Sheet1.E2 Sheet1.E3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ypto decryption performance t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ev rypto</text:p>
          </table:table-cell>
          <table:table-cell office:value-type="string" calcext:value-type="string">
            <text:p>Melkki rypto</text:p>
          </table:table-cell>
          <table:table-cell office:value-type="string" calcext:value-type="string">
            <text:p>Dev ref</text:p>
          </table:table-cell>
          <table:table-cell office:value-type="string" calcext:value-type="string">
            <text:p>Melkki re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9" calcext:value-type="float">
            <text:p>2.19</text:p>
          </table:table-cell>
          <table:table-cell office:value-type="float" office:value="3.73" calcext:value-type="float">
            <text:p>3.73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5" calcext:value-type="float">
            <text:p>3.25</text:p>
          </table:table-cell>
          <table:table-cell office:value-type="float" office:value="5.75" calcext:value-type="float">
            <text:p>5.75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39" calcext:value-type="float">
            <text:p>4.39</text:p>
          </table:table-cell>
          <table:table-cell office:value-type="float" office:value="7.08" calcext:value-type="float">
            <text:p>7.08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09:14:08.2522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4-25T13:02:28.311185000</meta:creation-date>
    <dc:date>2017-04-26T09:27:18.832888000</dc:date>
    <dc:creator>Riku Kalinen</dc:creator>
    <meta:editing-duration>PT39M5S</meta:editing-duration>
    <meta:editing-cycles>5</meta:editing-cycles>
    <meta:generator>LibreOffice/5.1.4.2$MacOSX_X86_64 LibreOffice_project/f99d75f39f1c57ebdd7ffc5f42867c12031db97a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19cm" svg:y="0.316cm" chart:style-name="ch2">
          <text:p>Decryption performance, rypto vs. OpenSSL</text:p>
        </chart:title>
        <chart:legend chart:legend-position="end" svg:x="12.792cm" svg:y="3.456cm" style:legend-expansion="high" chart:style-name="ch3"/>
        <chart:plot-area chart:style-name="ch4" table:cell-range-address="Sheet1.A2:Sheet1.E6" chart:data-source-has-labels="row" svg:x="1.311cm" svg:y="1.285cm" svg:width="11.161cm" svg:height="6.574cm">
          <chartooo:coordinate-region svg:x="1.748cm" svg:y="1.484cm" svg:width="10.536cm" svg:height="5.729cm"/>
          <chart:axis chart:dimension="x" chart:name="primary-x" chart:style-name="ch5">
            <chart:title svg:x="5.389cm" svg:y="8.039cm" chart:style-name="ch6">
              <text:p>File size, megabytes</text:p>
            </chart:title>
          </chart:axis>
          <chart:axis chart:dimension="y" chart:name="primary-y" chart:style-name="ch5">
            <chart:title svg:x="0.451cm" svg:y="5.655cm" chart:style-name="ch7">
              <text:p>Time, seconds</text:p>
            </chart:title>
            <chart:grid chart:style-name="ch8" chart:class="major"/>
          </chart:axis>
          <chart:series chart:style-name="ch9" chart:values-cell-range-address="Sheet1.B3:Sheet1.B6" chart:label-cell-address="Sheet1.B2:Sheet1.B2" chart:class="chart:scatter">
            <chart:domain table:cell-range-address="Sheet1.A3:Sheet1.A6"/>
            <chart:data-point chart:repeated="4"/>
          </chart:series>
          <chart:series chart:style-name="ch10" chart:values-cell-range-address="Sheet1.C3:Sheet1.C6" chart:label-cell-address="Sheet1.C2:Sheet1.C2" chart:class="chart:scatter">
            <chart:data-point chart:repeated="4"/>
          </chart:series>
          <chart:series chart:style-name="ch11" chart:values-cell-range-address="Sheet1.D3:Sheet1.D6" chart:label-cell-address="Sheet1.D2:Sheet1.D2" chart:class="chart:scatter">
            <chart:data-point chart:repeated="4"/>
          </chart:series>
          <chart:series chart:style-name="ch12" chart:values-cell-range-address="Sheet1.E3:Sheet1.E6" chart:label-cell-address="Sheet1.E2:Sheet1.E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v rypto</text:p>
                <draw:g>
                  <svg:desc>Sheet1.B2:Sheet1.B2</svg:desc>
                </draw:g>
              </table:table-cell>
              <table:table-cell office:value-type="string">
                <text:p>Melkki rypto</text:p>
                <draw:g>
                  <svg:desc>Sheet1.C2:Sheet1.C2</svg:desc>
                </draw:g>
              </table:table-cell>
              <table:table-cell office:value-type="string">
                <text:p>Dev ref</text:p>
                <draw:g>
                  <svg:desc>Sheet1.D2:Sheet1.D2</svg:desc>
                </draw:g>
              </table:table-cell>
              <table:table-cell office:value-type="string">
                <text:p>Melkki ref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6</svg:desc>
                </draw:g>
              </table:table-cell>
              <table:table-cell office:value-type="float" office:value="1.14">
                <text:p>1.14</text:p>
                <draw:g>
                  <svg:desc>Sheet1.B3:Sheet1.B6</svg:desc>
                </draw:g>
              </table:table-cell>
              <table:table-cell office:value-type="float" office:value="2.09">
                <text:p>2.09</text:p>
                <draw:g>
                  <svg:desc>Sheet1.C3:Sheet1.C6</svg:desc>
                </draw:g>
              </table:table-cell>
              <table:table-cell office:value-type="float" office:value="0.05">
                <text:p>0.05</text:p>
                <draw:g>
                  <svg:desc>Sheet1.D3:Sheet1.D6</svg:desc>
                </draw:g>
              </table:table-cell>
              <table:table-cell office:value-type="float" office:value="0.05">
                <text:p>0.05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19">
                <text:p>2.19</text:p>
              </table:table-cell>
              <table:table-cell office:value-type="float" office:value="3.73">
                <text:p>3.73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25">
                <text:p>3.25</text:p>
              </table:table-cell>
              <table:table-cell office:value-type="float" office:value="5.75">
                <text:p>5.75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.39">
                <text:p>4.39</text:p>
              </table:table-cell>
              <table:table-cell office:value-type="float" office:value="7.08">
                <text:p>7.08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